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d847a" officeooo:paragraph-rsid="000d847a"/>
    </style:style>
    <style:style style:name="P5" style:family="paragraph" style:parent-style-name="Text_20_body">
      <style:paragraph-properties fo:text-align="center" style:justify-single-word="false"/>
      <style:text-properties style:font-name="Georgia" officeooo:rsid="000d847a" officeooo:paragraph-rsid="000d847a"/>
    </style:style>
    <style:style style:name="P6" style:family="paragraph" style:parent-style-name="Title">
      <style:text-properties style:font-name="Georgia" officeooo:rsid="000d559b" officeooo:paragraph-rsid="000d559b"/>
    </style:style>
    <style:style style:name="P7" style:family="paragraph" style:parent-style-name="Text_20_body">
      <style:text-properties style:font-name="Georgia" officeooo:rsid="003119f7" officeooo:paragraph-rsid="003119f7"/>
    </style:style>
    <style:style style:name="P8" style:family="paragraph" style:parent-style-name="Text_20_body">
      <style:text-properties style:font-name="Georgia" fo:font-style="normal" officeooo:rsid="002970d1" officeooo:paragraph-rsid="000d847a" style:font-style-asian="normal" style:font-style-complex="normal"/>
    </style:style>
    <style:style style:name="P9" style:family="paragraph" style:parent-style-name="Text_20_body">
      <style:text-properties style:font-name="Georgia" fo:font-style="normal" officeooo:rsid="002a8bc1" officeooo:paragraph-rsid="000d847a" style:font-style-asian="normal" style:font-style-complex="normal"/>
    </style:style>
    <style:style style:name="P10" style:family="paragraph" style:parent-style-name="Text_20_body">
      <style:text-properties style:font-name="Georgia" fo:font-style="normal" officeooo:rsid="002f9316" officeooo:paragraph-rsid="000d847a" style:font-style-asian="normal" style:font-style-complex="normal"/>
    </style:style>
    <style:style style:name="P11" style:family="paragraph" style:parent-style-name="Text_20_body">
      <style:text-properties style:font-name="Georgia" fo:font-style="normal" officeooo:rsid="0039170c" officeooo:paragraph-rsid="003119f7" style:font-style-asian="normal" style:font-style-complex="normal"/>
    </style:style>
    <style:style style:name="P12" style:family="paragraph" style:parent-style-name="Text_20_body">
      <style:text-properties officeooo:paragraph-rsid="00505d6c"/>
    </style:style>
    <style:style style:name="P13" style:family="paragraph" style:parent-style-name="Text_20_body">
      <style:text-properties officeooo:paragraph-rsid="00622e30"/>
    </style:style>
    <style:style style:name="P14" style:family="paragraph" style:parent-style-name="Text_20_body">
      <style:text-properties officeooo:paragraph-rsid="00676a7e"/>
    </style:style>
    <style:style style:name="P15" style:family="paragraph" style:parent-style-name="Text_20_body">
      <style:text-properties fo:font-style="normal" officeooo:rsid="00491e34" style:font-style-asian="normal" style:font-style-complex="normal"/>
    </style:style>
    <style:style style:name="P16" style:family="paragraph" style:parent-style-name="Text_20_body">
      <style:text-properties fo:font-style="normal" officeooo:rsid="0055a941" officeooo:paragraph-rsid="00505d6c" style:font-style-asian="normal" style:font-style-complex="normal"/>
    </style:style>
    <style:style style:name="P17" style:family="paragraph" style:parent-style-name="Text_20_body">
      <style:text-properties fo:font-style="normal" officeooo:rsid="005bb50e" style:font-style-asian="normal" style:font-style-complex="normal"/>
    </style:style>
    <style:style style:name="P18" style:family="paragraph" style:parent-style-name="Text_20_body">
      <style:text-properties fo:font-style="normal" officeooo:rsid="005c6da5" style:font-style-asian="normal" style:font-style-complex="normal"/>
    </style:style>
    <style:style style:name="P19" style:family="paragraph" style:parent-style-name="Text_20_body">
      <style:text-properties fo:font-style="normal" officeooo:rsid="00618acf" style:font-style-asian="normal" style:font-style-complex="normal"/>
    </style:style>
    <style:style style:name="P20" style:family="paragraph" style:parent-style-name="Text_20_body">
      <style:text-properties fo:font-style="normal" officeooo:rsid="00622e30" officeooo:paragraph-rsid="00622e30" style:font-style-asian="normal" style:font-style-complex="normal"/>
    </style:style>
    <style:style style:name="P21" style:family="paragraph" style:parent-style-name="Text_20_body">
      <style:text-properties fo:font-style="normal" officeooo:rsid="00676a7e" officeooo:paragraph-rsid="00676a7e" style:font-style-asian="normal" style:font-style-complex="normal"/>
    </style:style>
    <style:style style:name="T1" style:family="text">
      <style:text-properties officeooo:rsid="000ea349"/>
    </style:style>
    <style:style style:name="T2" style:family="text">
      <style:text-properties officeooo:rsid="000f2d6f"/>
    </style:style>
    <style:style style:name="T3" style:family="text">
      <style:text-properties officeooo:rsid="000f5ec9"/>
    </style:style>
    <style:style style:name="T4" style:family="text">
      <style:text-properties officeooo:rsid="0010e063"/>
    </style:style>
    <style:style style:name="T5" style:family="text">
      <style:text-properties officeooo:rsid="001154d5"/>
    </style:style>
    <style:style style:name="T6" style:family="text">
      <style:text-properties officeooo:rsid="001188e2"/>
    </style:style>
    <style:style style:name="T7" style:family="text">
      <style:text-properties officeooo:rsid="001261a1"/>
    </style:style>
    <style:style style:name="T8" style:family="text">
      <style:text-properties officeooo:rsid="00132d21"/>
    </style:style>
    <style:style style:name="T9" style:family="text">
      <style:text-properties officeooo:rsid="00133168"/>
    </style:style>
    <style:style style:name="T10" style:family="text">
      <style:text-properties officeooo:rsid="00142ed4"/>
    </style:style>
    <style:style style:name="T11" style:family="text">
      <style:text-properties officeooo:rsid="00149aea"/>
    </style:style>
    <style:style style:name="T12" style:family="text">
      <style:text-properties officeooo:rsid="00168410"/>
    </style:style>
    <style:style style:name="T13" style:family="text">
      <style:text-properties officeooo:rsid="00182b48"/>
    </style:style>
    <style:style style:name="T14" style:family="text">
      <style:text-properties officeooo:rsid="001a15aa"/>
    </style:style>
    <style:style style:name="T15" style:family="text">
      <style:text-properties officeooo:rsid="001bdafa"/>
    </style:style>
    <style:style style:name="T16" style:family="text">
      <style:text-properties officeooo:rsid="001c3063"/>
    </style:style>
    <style:style style:name="T17" style:family="text">
      <style:text-properties officeooo:rsid="001e2e5d"/>
    </style:style>
    <style:style style:name="T18" style:family="text">
      <style:text-properties officeooo:rsid="001f7d3b"/>
    </style:style>
    <style:style style:name="T19" style:family="text">
      <style:text-properties officeooo:rsid="002152ef"/>
    </style:style>
    <style:style style:name="T20" style:family="text">
      <style:text-properties officeooo:rsid="00232986"/>
    </style:style>
    <style:style style:name="T21" style:family="text">
      <style:text-properties officeooo:rsid="0024f2f0"/>
    </style:style>
    <style:style style:name="T22" style:family="text">
      <style:text-properties fo:font-style="italic" officeooo:rsid="0024f2f0" style:font-style-asian="italic" style:font-style-complex="italic"/>
    </style:style>
    <style:style style:name="T23" style:family="text">
      <style:text-properties fo:font-style="italic" officeooo:rsid="0034352f" style:font-style-asian="italic" style:font-style-complex="italic"/>
    </style:style>
    <style:style style:name="T24" style:family="text">
      <style:text-properties fo:font-style="italic" officeooo:rsid="00448eb0" style:font-style-asian="italic" style:font-style-complex="italic"/>
    </style:style>
    <style:style style:name="T25" style:family="text">
      <style:text-properties fo:font-style="italic" officeooo:rsid="00491e34" style:font-style-asian="italic" style:font-style-complex="italic"/>
    </style:style>
    <style:style style:name="T26" style:family="text">
      <style:text-properties fo:font-style="italic" officeooo:rsid="004c25dd" style:font-style-asian="italic" style:font-style-complex="italic"/>
    </style:style>
    <style:style style:name="T27" style:family="text">
      <style:text-properties fo:font-style="italic" officeooo:rsid="004d9480" style:font-style-asian="italic" style:font-style-complex="italic"/>
    </style:style>
    <style:style style:name="T28" style:family="text">
      <style:text-properties fo:font-style="italic" officeooo:rsid="004f74f7" style:font-style-asian="italic" style:font-style-complex="italic"/>
    </style:style>
    <style:style style:name="T29" style:family="text">
      <style:text-properties fo:font-style="italic" officeooo:rsid="0055a941" style:font-style-asian="italic" style:font-style-complex="italic"/>
    </style:style>
    <style:style style:name="T30" style:family="text">
      <style:text-properties fo:font-style="italic" officeooo:rsid="006ab95d" style:font-style-asian="italic" style:font-style-complex="italic"/>
    </style:style>
    <style:style style:name="T31" style:family="text">
      <style:text-properties fo:font-style="italic" officeooo:rsid="006b9e39" style:font-style-asian="italic" style:font-style-complex="italic"/>
    </style:style>
    <style:style style:name="T32" style:family="text">
      <style:text-properties fo:font-style="italic" officeooo:rsid="006c203e" style:font-style-asian="italic" style:font-style-complex="italic"/>
    </style:style>
    <style:style style:name="T33" style:family="text">
      <style:text-properties fo:font-style="italic" officeooo:rsid="006df5f5" style:font-style-asian="italic" style:font-style-complex="italic"/>
    </style:style>
    <style:style style:name="T34" style:family="text">
      <style:text-properties fo:font-style="italic" officeooo:rsid="0071b27d"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24f2f0" style:font-style-asian="normal" style:font-style-complex="normal"/>
    </style:style>
    <style:style style:name="T37" style:family="text">
      <style:text-properties fo:font-style="normal" officeooo:rsid="00253e27" style:font-style-asian="normal" style:font-style-complex="normal"/>
    </style:style>
    <style:style style:name="T38" style:family="text">
      <style:text-properties fo:font-style="normal" officeooo:rsid="00265f47" style:font-style-asian="normal" style:font-style-complex="normal"/>
    </style:style>
    <style:style style:name="T39" style:family="text">
      <style:text-properties fo:font-style="normal" officeooo:rsid="00274e8e" style:font-style-asian="normal" style:font-style-complex="normal"/>
    </style:style>
    <style:style style:name="T40" style:family="text">
      <style:text-properties fo:font-style="normal" officeooo:rsid="00290fd2" style:font-style-asian="normal" style:font-style-complex="normal"/>
    </style:style>
    <style:style style:name="T41" style:family="text">
      <style:text-properties fo:font-style="normal" officeooo:rsid="002970d1" style:font-style-asian="normal" style:font-style-complex="normal"/>
    </style:style>
    <style:style style:name="T42" style:family="text">
      <style:text-properties fo:font-style="normal" officeooo:rsid="002a8bc1" style:font-style-asian="normal" style:font-style-complex="normal"/>
    </style:style>
    <style:style style:name="T43" style:family="text">
      <style:text-properties fo:font-style="normal" officeooo:rsid="002ab230" style:font-style-asian="normal" style:font-style-complex="normal"/>
    </style:style>
    <style:style style:name="T44" style:family="text">
      <style:text-properties fo:font-style="normal" officeooo:rsid="002c3565" style:font-style-asian="normal" style:font-style-complex="normal"/>
    </style:style>
    <style:style style:name="T45" style:family="text">
      <style:text-properties fo:font-style="normal" officeooo:rsid="002db341" style:font-style-asian="normal" style:font-style-complex="normal"/>
    </style:style>
    <style:style style:name="T46" style:family="text">
      <style:text-properties fo:font-style="normal" officeooo:rsid="002f9316" style:font-style-asian="normal" style:font-style-complex="normal"/>
    </style:style>
    <style:style style:name="T47" style:family="text">
      <style:text-properties fo:font-style="normal" officeooo:rsid="0032fa94" style:font-style-asian="normal" style:font-style-complex="normal"/>
    </style:style>
    <style:style style:name="T48" style:family="text">
      <style:text-properties fo:font-style="normal" officeooo:rsid="0033450e" style:font-style-asian="normal" style:font-style-complex="normal"/>
    </style:style>
    <style:style style:name="T49" style:family="text">
      <style:text-properties fo:font-style="normal" officeooo:rsid="0034352f" style:font-style-asian="normal" style:font-style-complex="normal"/>
    </style:style>
    <style:style style:name="T50" style:family="text">
      <style:text-properties fo:font-style="normal" officeooo:rsid="003557e7" style:font-style-asian="normal" style:font-style-complex="normal"/>
    </style:style>
    <style:style style:name="T51" style:family="text">
      <style:text-properties fo:font-style="normal" officeooo:rsid="0037e708" style:font-style-asian="normal" style:font-style-complex="normal"/>
    </style:style>
    <style:style style:name="T52" style:family="text">
      <style:text-properties fo:font-style="normal" officeooo:rsid="0039170c" style:font-style-asian="normal" style:font-style-complex="normal"/>
    </style:style>
    <style:style style:name="T53" style:family="text">
      <style:text-properties fo:font-style="normal" officeooo:rsid="00491e34" style:font-style-asian="normal" style:font-style-complex="normal"/>
    </style:style>
    <style:style style:name="T54" style:family="text">
      <style:text-properties fo:font-style="normal" officeooo:rsid="004a145b" style:font-style-asian="normal" style:font-style-complex="normal"/>
    </style:style>
    <style:style style:name="T55" style:family="text">
      <style:text-properties fo:font-style="normal" officeooo:rsid="004afb64" style:font-style-asian="normal" style:font-style-complex="normal"/>
    </style:style>
    <style:style style:name="T56" style:family="text">
      <style:text-properties fo:font-style="normal" officeooo:rsid="004c25dd" style:font-style-asian="normal" style:font-style-complex="normal"/>
    </style:style>
    <style:style style:name="T57" style:family="text">
      <style:text-properties fo:font-style="normal" officeooo:rsid="004d9480" style:font-style-asian="normal" style:font-style-complex="normal"/>
    </style:style>
    <style:style style:name="T58" style:family="text">
      <style:text-properties fo:font-style="normal" officeooo:rsid="004f74f7" style:font-style-asian="normal" style:font-style-complex="normal"/>
    </style:style>
    <style:style style:name="T59" style:family="text">
      <style:text-properties fo:font-style="normal" officeooo:rsid="00505d6c" style:font-style-asian="normal" style:font-style-complex="normal"/>
    </style:style>
    <style:style style:name="T60" style:family="text">
      <style:text-properties fo:font-style="normal" officeooo:rsid="00510e35" style:font-style-asian="normal" style:font-style-complex="normal"/>
    </style:style>
    <style:style style:name="T61" style:family="text">
      <style:text-properties fo:font-style="normal" officeooo:rsid="0052d184" style:font-style-asian="normal" style:font-style-complex="normal"/>
    </style:style>
    <style:style style:name="T62" style:family="text">
      <style:text-properties fo:font-style="normal" officeooo:rsid="0053922d" style:font-style-asian="normal" style:font-style-complex="normal"/>
    </style:style>
    <style:style style:name="T63" style:family="text">
      <style:text-properties fo:font-style="normal" officeooo:rsid="00555a52" style:font-style-asian="normal" style:font-style-complex="normal"/>
    </style:style>
    <style:style style:name="T64" style:family="text">
      <style:text-properties fo:font-style="normal" officeooo:rsid="0055a941" style:font-style-asian="normal" style:font-style-complex="normal"/>
    </style:style>
    <style:style style:name="T65" style:family="text">
      <style:text-properties fo:font-style="normal" officeooo:rsid="0056dab9" style:font-style-asian="normal" style:font-style-complex="normal"/>
    </style:style>
    <style:style style:name="T66" style:family="text">
      <style:text-properties fo:font-style="normal" officeooo:rsid="00581620" style:font-style-asian="normal" style:font-style-complex="normal"/>
    </style:style>
    <style:style style:name="T67" style:family="text">
      <style:text-properties fo:font-style="normal" officeooo:rsid="00599af9" style:font-style-asian="normal" style:font-style-complex="normal"/>
    </style:style>
    <style:style style:name="T68" style:family="text">
      <style:text-properties fo:font-style="normal" officeooo:rsid="005b2184" style:font-style-asian="normal" style:font-style-complex="normal"/>
    </style:style>
    <style:style style:name="T69" style:family="text">
      <style:text-properties fo:font-style="normal" officeooo:rsid="005bb50e" style:font-style-asian="normal" style:font-style-complex="normal"/>
    </style:style>
    <style:style style:name="T70" style:family="text">
      <style:text-properties fo:font-style="normal" officeooo:rsid="005c6da5" style:font-style-asian="normal" style:font-style-complex="normal"/>
    </style:style>
    <style:style style:name="T71" style:family="text">
      <style:text-properties fo:font-style="normal" officeooo:rsid="005c9df1" style:font-style-asian="normal" style:font-style-complex="normal"/>
    </style:style>
    <style:style style:name="T72" style:family="text">
      <style:text-properties fo:font-style="normal" officeooo:rsid="005d5f5b" style:font-style-asian="normal" style:font-style-complex="normal"/>
    </style:style>
    <style:style style:name="T73" style:family="text">
      <style:text-properties fo:font-style="normal" officeooo:rsid="005dc20c" style:font-style-asian="normal" style:font-style-complex="normal"/>
    </style:style>
    <style:style style:name="T74" style:family="text">
      <style:text-properties fo:font-style="normal" officeooo:rsid="005ec951" style:font-style-asian="normal" style:font-style-complex="normal"/>
    </style:style>
    <style:style style:name="T75" style:family="text">
      <style:text-properties fo:font-style="normal" officeooo:rsid="00602788" style:font-style-asian="normal" style:font-style-complex="normal"/>
    </style:style>
    <style:style style:name="T76" style:family="text">
      <style:text-properties fo:font-style="normal" officeooo:rsid="00618acf" style:font-style-asian="normal" style:font-style-complex="normal"/>
    </style:style>
    <style:style style:name="T77" style:family="text">
      <style:text-properties fo:font-style="normal" officeooo:rsid="00622e30" style:font-style-asian="normal" style:font-style-complex="normal"/>
    </style:style>
    <style:style style:name="T78" style:family="text">
      <style:text-properties fo:font-style="normal" officeooo:rsid="0063b5fb" style:font-style-asian="normal" style:font-style-complex="normal"/>
    </style:style>
    <style:style style:name="T79" style:family="text">
      <style:text-properties fo:font-style="normal" officeooo:rsid="00654246" style:font-style-asian="normal" style:font-style-complex="normal"/>
    </style:style>
    <style:style style:name="T80" style:family="text">
      <style:text-properties fo:font-style="normal" officeooo:rsid="00658015" style:font-style-asian="normal" style:font-style-complex="normal"/>
    </style:style>
    <style:style style:name="T81" style:family="text">
      <style:text-properties fo:font-style="normal" officeooo:rsid="00674367" style:font-style-asian="normal" style:font-style-complex="normal"/>
    </style:style>
    <style:style style:name="T82" style:family="text">
      <style:text-properties fo:font-style="normal" officeooo:rsid="00676a7e" style:font-style-asian="normal" style:font-style-complex="normal"/>
    </style:style>
    <style:style style:name="T83" style:family="text">
      <style:text-properties fo:font-style="normal" officeooo:rsid="0067a45a" style:font-style-asian="normal" style:font-style-complex="normal"/>
    </style:style>
    <style:style style:name="T84" style:family="text">
      <style:text-properties fo:font-style="normal" officeooo:rsid="0068e109" style:font-style-asian="normal" style:font-style-complex="normal"/>
    </style:style>
    <style:style style:name="T85" style:family="text">
      <style:text-properties fo:font-style="normal" officeooo:rsid="0068e985" style:font-style-asian="normal" style:font-style-complex="normal"/>
    </style:style>
    <style:style style:name="T86" style:family="text">
      <style:text-properties fo:font-style="normal" officeooo:rsid="006ab95d" style:font-style-asian="normal" style:font-style-complex="normal"/>
    </style:style>
    <style:style style:name="T87" style:family="text">
      <style:text-properties fo:font-style="normal" officeooo:rsid="006b9e39" style:font-style-asian="normal" style:font-style-complex="normal"/>
    </style:style>
    <style:style style:name="T88" style:family="text">
      <style:text-properties fo:font-style="normal" officeooo:rsid="006c203e" style:font-style-asian="normal" style:font-style-complex="normal"/>
    </style:style>
    <style:style style:name="T89" style:family="text">
      <style:text-properties fo:font-style="normal" officeooo:rsid="006df5f5" style:font-style-asian="normal" style:font-style-complex="normal"/>
    </style:style>
    <style:style style:name="T90" style:family="text">
      <style:text-properties fo:font-style="normal" officeooo:rsid="006f3147" style:font-style-asian="normal" style:font-style-complex="normal"/>
    </style:style>
    <style:style style:name="T91" style:family="text">
      <style:text-properties fo:font-style="normal" officeooo:rsid="00700690" style:font-style-asian="normal" style:font-style-complex="normal"/>
    </style:style>
    <style:style style:name="T92" style:family="text">
      <style:text-properties fo:font-style="normal" officeooo:rsid="00717587" style:font-style-asian="normal" style:font-style-complex="normal"/>
    </style:style>
    <style:style style:name="T93" style:family="text">
      <style:text-properties fo:font-style="normal" officeooo:rsid="0071b27d" style:font-style-asian="normal" style:font-style-complex="normal"/>
    </style:style>
    <style:style style:name="T94" style:family="text">
      <style:text-properties fo:font-style="normal" officeooo:rsid="00725865" style:font-style-asian="normal" style:font-style-complex="normal"/>
    </style:style>
    <style:style style:name="T95" style:family="text">
      <style:text-properties officeooo:rsid="0032662b"/>
    </style:style>
    <style:style style:name="T96" style:family="text">
      <style:text-properties officeooo:rsid="00329e9f"/>
    </style:style>
    <style:style style:name="T97" style:family="text">
      <style:text-properties officeooo:rsid="003ab1f0"/>
    </style:style>
    <style:style style:name="T98" style:family="text">
      <style:text-properties officeooo:rsid="003bcd9a"/>
    </style:style>
    <style:style style:name="T99" style:family="text">
      <style:text-properties officeooo:rsid="003bef7a"/>
    </style:style>
    <style:style style:name="T100" style:family="text">
      <style:text-properties officeooo:rsid="003c70a7"/>
    </style:style>
    <style:style style:name="T101" style:family="text">
      <style:text-properties officeooo:rsid="003dcf24"/>
    </style:style>
    <style:style style:name="T102" style:family="text">
      <style:text-properties officeooo:rsid="003fc985"/>
    </style:style>
    <style:style style:name="T103" style:family="text">
      <style:text-properties officeooo:rsid="00404076"/>
    </style:style>
    <style:style style:name="T104" style:family="text">
      <style:text-properties officeooo:rsid="0041114e"/>
    </style:style>
    <style:style style:name="T105" style:family="text">
      <style:text-properties officeooo:rsid="0041b43a"/>
    </style:style>
    <style:style style:name="T106" style:family="text">
      <style:text-properties officeooo:rsid="00429fe0"/>
    </style:style>
    <style:style style:name="T107" style:family="text">
      <style:text-properties officeooo:rsid="00439237"/>
    </style:style>
    <style:style style:name="T108" style:family="text">
      <style:text-properties officeooo:rsid="00448eb0"/>
    </style:style>
    <style:style style:name="T109" style:family="text">
      <style:text-properties officeooo:rsid="004738a6"/>
    </style:style>
    <style:style style:name="T110" style:family="text">
      <style:text-properties officeooo:rsid="00491e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hat Do You Know?</text:p>
      <text:p text:style-name="P3">215</text:p>
      <text:p text:style-name="P5">by Kyle Eggleston</text:p>
      <text:p text:style-name="P4"/>
      <text:h text:style-name="Heading_20_1" text:outline-level="1">Shuka Planet, Dubor Settlement</text:h>
      <text:p text:style-name="P4"><text:tab/><text:span text:style-name="T1">Toff and Coff were working in their dwelling on Shuka. Toff was busy with a mechanical rice picker, and Coff was working on a </text:span><text:span text:style-name="T2">water transportation</text:span><text:span text:style-name="T1"> system </text:span><text:span text:style-name="T2">for the garden they had planted. She was tired of hand watering everything. </text:span><text:span text:style-name="T3">As she worked on the water system, she thought of creating a water purification system as well. The water had a flavor that she was not used to. </text:span><text:span text:style-name="T4">Toff hadn’t complained about the water that she knew of, at least not yet.</text:span></text:p>
      <text:p text:style-name="P4"><text:tab/><text:span text:style-name="T5">As they worked on their respective projects, the sound of a ship overhead could be heard. Toff looked to Coff, they thought the same thing. Sky Divers were coming. A term they used to indicate strangers that came in ships. </text:span><text:span text:style-name="T6">Toff hoped it wasn’t the Dorf that came and visited them last year, that encounter did not go over well.</text:span></text:p>
      <text:p text:style-name="P4"><text:tab/><text:span text:style-name="T7">Toff walked outside </text:span><text:span text:style-name="T8">to investigate. “I’ll be back.” He said. “If it’s something exciting, I’ll let you know.”</text:span></text:p>
      <text:p text:style-name="P4"><text:tab/>“<text:span text:style-name="T8">Sounds good.” Coff said not looking up from her work. </text:span><text:span text:style-name="T9">She was interested in the ship, but if it turned out to be nothing, why bother? </text:span><text:span text:style-name="T10">Coff began humming a tune her mother taught her when she was a child, it always soothed her. </text:span><text:span text:style-name="T11">La dee dee, la dee da, la la la, dee da da… and so on.</text:span></text:p>
      <text:p text:style-name="P4"><text:tab/><text:span text:style-name="T12">Walking outside Toff looked up and stared at a shuttle hovering over the dwelling. Hovering over him. </text:span><text:span text:style-name="T13">A spotlight shined down on him. “Attention Dubor citizen.” A female voice said. “This is Religious Government Leader Meleth. Stay where you are.”</text:span></text:p>
      <text:p text:style-name="P4"><text:tab/><text:span text:style-name="T14">Toff froze. What the hell did the government leader want with him?</text:span></text:p>
      <text:p text:style-name="P4"><text:tab/><text:span text:style-name="T14">A second later Meleth teleported down to the surface. She was standing next to Toff. “Toff.” She said. “That is your name right?”</text:span></text:p>
      <text:p text:style-name="P4"><text:tab/><text:span text:style-name="T14">Toff nodded. He looked at Meleth and frowned. She stood about a foot taller than him. “Yeah that’s right.” He confirmed. “We haven’t done anything wrong.” </text:span><text:span text:style-name="T15">He gestured around him pointing out the garden they had planted. “You could say we’ve been improving the area.”</text:span></text:p>
      <text:p text:style-name="P4"><text:soft-page-break/><text:tab/><text:span text:style-name="T15">Meleth shook her head. “You don’t belong here.” She said. “The war is over. Your attempted takeover of this planet, is over.” Meleth put a hand on Toff’s shoulder. “I expect you to leave Shuka in twenty-four hours.”</text:span></text:p>
      <text:p text:style-name="P4"><text:tab/><text:span text:style-name="T15">Toff did a double take. The war was over? He had his suspicions but now it was confirmed, by the enemy no less. </text:span><text:span text:style-name="T16">But in this era of peace between their two peoples, if peace was even the right word, the prophecy could come true.</text:span></text:p>
      <text:p text:style-name="P4"><text:tab/>“<text:span text:style-name="T16">You’re kidding right? Making a joke? I’ve heard about the Shuka sense of humor. But I must admit, I am not grasping it.” Toff said smiling.</text:span></text:p>
      <text:p text:style-name="P4"><text:tab/><text:span text:style-name="T17">Meleth shook her head. “I’m telling you the truth. There’s no joke here. If you don’t leave, I will have a security contingent down here in no time.” She said. “Don’t tempt me. It will happen.”</text:span></text:p>
      <text:p text:style-name="P4"><text:tab/>“<text:span text:style-name="T18">Twenty-four hours.” Toff repeated. “We’ll see about that.” He walked back into the dwelling </text:span><text:span text:style-name="T19">slamming the door behind him.</text:span></text:p>
      <text:p text:style-name="P4"><text:tab/><text:span text:style-name="T19">Meleth sighed. Radioing her shuttle, she teleported back to it. The shuttle left the area bound to return in twenty-four hours if Toff and Coff didn’t vacate the premises. </text:span><text:span text:style-name="T20">She would come back with full force if she needed to. Meleth wasn’t afraid to do that.</text:span></text:p>
      <text:p text:style-name="P4"><text:tab/><text:span text:style-name="T20">As Toff entered the dwelling, Coff looked at him. “She can’t be serious.” Coff folded her arms across her chest. “She can’t make us leave.”</text:span></text:p>
      <text:p text:style-name="P4"><text:tab/>“<text:span text:style-name="T21">Well, she seemed pretty serious to me.” Toff admitted. “Even threatened to bring security with her in twenty-four hours if we don’t leave.” He sighed. “I don’t know if we have a way out of this. Might as well pack up and just get out of here.”</text:span></text:p>
      <text:p text:style-name="P4"><text:tab/><text:span text:style-name="T21">Coff shook her head. “You saw the latest message from Ketish. He </text:span><text:span text:style-name="T22">wants</text:span><text:span text:style-name="T36"> us to stay and continue what we started.” She handed Toff a datapad to remind him of what the message said.</text:span></text:p>
      <text:p text:style-name="P4"><text:span text:style-name="T36"><text:tab/></text:span><text:span text:style-name="T37">Toff read over the message again. He nodded. “Yeah, I know Ketish wants to keep his options open.” If </text:span><text:span text:style-name="T38">Ketish’s</text:span><text:span text:style-name="T37"> current plan didn’t work out, </text:span><text:span text:style-name="T39">he</text:span><text:span text:style-name="T37"> wanted to be able to have a planet to conquer. Shuka was that planet. Shuka was his backup plan. “</text:span><text:span text:style-name="T40">He won’t be happy if we leave, will he.”</text:span></text:p>
      <text:p text:style-name="P4"><text:span text:style-name="T40"><text:tab/>Coff shook her head. “No, he won’t. </text:span><text:span text:style-name="T41">We need to keep this post. No matter what happens, we can’t let that woman take this post from us. It’s that important.”</text:span></text:p>
      <text:p text:style-name="P8"><text:tab/>Toff scoffed. “I thought you didn’t care about this post. What changed?”</text:p>
      <text:p text:style-name="P4"><text:span text:style-name="T41"><text:tab/>Coff pointed to her designs. “I’ve never been able to work on whatever I wanted to before. This is the first time in my life that I’ve been able to just do whatever it is I want, and I don’t ant to lose that!” She exclaimed. “</text:span><text:span text:style-name="T42">Besides, what if we’re meant to help usher in the </text:span><text:soft-page-break/><text:span text:style-name="T42">prophecy? We’re already here … what more do we need besides the Dorf? And I’m pretty sure we have a way of getting him here whenever we need to. Have you thought about that option? Like at all?”</text:span></text:p>
      <text:p text:style-name="P9"><text:tab/>Toff rubbed his chin. Walking over to his desk, <text:span text:style-name="T95">he</text:span> opened a drawer and picked up a device. Pressing a button on it, he activated the device. Toff smiled. “There, that should give us some protection.”</text:p>
      <text:p text:style-name="P4"><text:span text:style-name="T42"><text:tab/>Coff was confused. She looked at the device and frowned. “What … what did that just do?” She asked. “I don’t think I’ve seen that device.” </text:span><text:span text:style-name="T43">She walked over to Toff and looked at the device in his hands. Nope, it didn’t ring a bell for her.</text:span></text:p>
      <text:p text:style-name="P4"><text:span text:style-name="T43"><text:tab/>“</text:span><text:span text:style-name="T44">Cloaking device.” Toff said. “We’re hidden from eyes and sensors.”</text:span></text:p>
      <text:p text:style-name="P4"><text:span text:style-name="T44"><text:tab/></text:span><text:span text:style-name="T45">Coff nodded her approval. They had a fighting chance. “</text:span><text:span text:style-name="T46">Now contact Ketish and let him know what’s taken place.”</text:span></text:p>
      <text:p text:style-name="P10"><text:tab/>“Right.” Toff said. “<text:span text:style-name="T96">Scrambler code sixty-four.”</text:span></text:p>
      <text:h text:style-name="Heading_20_1" text:outline-level="1">Crimson Gamma</text:h>
      <text:p text:style-name="P7"><text:span text:style-name="T35"><text:tab/></text:span><text:span text:style-name="T47">Jack O’Brien and Jeff Killpack sat in the Over The Sea Restaurant in the Main Gallery. Jack had a seafood plate in front of him that he was devouring, Jeff was eating a steak. As they ate, Jack thought about all of the things that he had going on. Too many meetings, that much was for sure. Jeff was worried about station security as usual. The two just couldn’t have a relaxing lunch, both men were worried.</text:span></text:p>
      <text:p text:style-name="P7"><text:span text:style-name="T47"><text:tab/></text:span><text:span text:style-name="T48">Picking up a piece of shrimp, Jack dipped it in cocktail sauce and ate it. “Performance reviews are coming up next month.” He said. “I hear good things from you and your department. Since we’ve been back, security concerns have dropped by thirty percent all over the station. Even in the </text:span><text:span text:style-name="T49">back lots don’t seem to be </text:span><text:span text:style-name="T23">that</text:span><text:span text:style-name="T49"> much of a problem these days. You’re running a tight ship.”</text:span></text:p>
      <text:p text:style-name="P7"><text:span text:style-name="T49"><text:tab/>Jeff smiled. “I learned from the best.” He gestured to Jack. “And I believe it’s </text:span><text:span text:style-name="T23">you</text:span><text:span text:style-name="T49"> who is running the tight ship, not me.” He ate a piece of his steak. “Now if only I could eat like this </text:span><text:span text:style-name="T23">all</text:span><text:span text:style-name="T49"> the time. That would be terrific.”</text:span></text:p>
      <text:p text:style-name="P7"><text:span text:style-name="T49"><text:tab/></text:span><text:span text:style-name="T50">Jack laughed at the comment. He knew how it was being on a lower pay grade. The pay was lousy for the chief of security. It was something he had planned on addressing with the performance reviews. Killpack was in for a nice surprise. Jack wished he could tell the chief that, but it was too soon. The reviews were still a month away. Giving away such information now would be jumping the gun, no, Jack would have to be patient.</text:span></text:p>
      <text:p text:style-name="P7"><text:span text:style-name="T50"><text:tab/>“</text:span><text:span text:style-name="T51">Security to Lieutenant Killpack.” A security guard’s voice came over the wire.</text:span></text:p>
      <text:p text:style-name="P7"><text:soft-page-break/><text:span text:style-name="T51"><text:tab/>Killpack sighed. “Speak of the devil.” He pressed a button on his comm unit. “Killpack here. What’s up Gabriel?”</text:span></text:p>
      <text:p text:style-name="P7"><text:span text:style-name="T51"><text:tab/>“</text:span><text:span text:style-name="T52">Sir.” The ensign began. “Seems we have a lurker problem down in back lot thirty-six. About six of them are hold up in there. They refuse to leave. Thought you should know.”</text:span></text:p>
      <text:p text:style-name="P11"><text:tab/>Jeff nodded. “Got it, I’m on my way.” He stood up from the table. “Sorry major, duty calls.”</text:p>
      <text:p text:style-name="P11"><text:tab/>Jack stood up as well. “Mind if I tag along?”</text:p>
      <text:p text:style-name="P11"><text:tab/>Jeff shook his head. “Nope, don’t mind it at all. You hae a weapon?” he reached for an extra gun and presented it to Jack. Jack reached for his own weapon.</text:p>
      <text:p text:style-name="P11"><text:tab/>“I’m packing.” He said. “Ever since I’ve been back, haven’t been able to keep mine at home. I feel safer this way for some reason. Never know when Ketish will arrive unannounced or otherwise. Best to be safe.”</text:p>
      <text:p text:style-name="P11"><text:tab/>“Right.” Jeff said. “Shall we?” They left the restaurant for back lot thirty-six.</text:p>
      <text:h text:style-name="Heading_20_1" text:outline-level="1">Back Lot Thirty-Six</text:h>
      <text:p text:style-name="Text_20_body"><text:tab/><text:span text:style-name="T97">Jack and Jeff entered back lot thirty-six </text:span><text:span text:style-name="T98">from the access tunnel</text:span><text:span text:style-name="T97">. </text:span><text:span text:style-name="T99">The access tunnels connected all of the back lots together, </text:span><text:span text:style-name="T100">yet it was still easy to get lost. </text:span><text:span text:style-name="T101">Jack pulled out his gun and got ready for anything that could come their way.</text:span></text:p>
      <text:p text:style-name="Text_20_body"><text:tab/>“<text:span text:style-name="T102">Who’s there?” Jack yelled out, his voice echoed down a loon hallway. The acoustics were amazing for being that part of the station. </text:span><text:span text:style-name="T103">There was no response. “Hey, I know you’re down here. I got the report. So show yourselves.”</text:span></text:p>
      <text:p text:style-name="Text_20_body"><text:tab/><text:span text:style-name="T104">There was a loud noise from a pipe falling down. “Dammit.” A voice said louder than intended.</text:span></text:p>
      <text:p text:style-name="Text_20_body"><text:tab/>“<text:span text:style-name="T105">Dude, you’re getting us in trouble.” Another voice said.</text:span></text:p>
      <text:p text:style-name="Text_20_body"><text:tab/><text:span text:style-name="T106">O’Brien sighed. “We can hear you…” He said.</text:span></text:p>
      <text:p text:style-name="Text_20_body"><text:tab/>“<text:span text:style-name="T107">Aw hell man.” A third voice said. “Now they know we’re here.”</text:span></text:p>
      <text:p text:style-name="Text_20_body"><text:tab/>“<text:span text:style-name="T108">Idiot, they </text:span><text:span text:style-name="T24">knew</text:span><text:span text:style-name="T108"> we were here the whole time.” The first voice said. “</text:span><text:span text:style-name="T109">Alright, we’re coming out!” It was the voice of a woman.</text:span></text:p>
      <text:p text:style-name="Text_20_body"><text:tab/><text:span text:style-name="T110">As the group of six exited from their hiding place, the woman who was clearly their leader spoke. She stood six foot tall easily, without high heels. No one wore high heels especially down in the back lots. She had green eyes and red hair. “Major O’Brien.” She said. “We weren’t doing anything illegal down here. I promise you that.”</text:span></text:p>
      <text:p text:style-name="Text_20_body"><text:soft-page-break/><text:tab/><text:span text:style-name="T110">Jack nodded. “Just being here is illegal enough miss. This is a maintenance access point, meant </text:span><text:span text:style-name="T25">only</text:span><text:span text:style-name="T53"> for station personnel. I haven’t seen you in any of the station rosters. Who are you? Who are these people? He gestured to the group.</text:span></text:p>
      <text:p text:style-name="P15"><text:tab/>The woman held out her hand. “Sam.” She said then pointed to her group. “Buster, John, Elise, Alice and Noodles.” She said introducing her group.</text:p>
      <text:p text:style-name="Text_20_body"><text:span text:style-name="T53"><text:tab/>Jack held back a smile. </text:span><text:span text:style-name="T25">Noodles</text:span><text:span text:style-name="T53">? He thought. Who on earth would go by the name Noodles?</text:span></text:p>
      <text:p text:style-name="Text_20_body"><text:span text:style-name="T53"><text:tab/>“His mother used to call him that, it stuck.” </text:span><text:span text:style-name="T60">Sam said, </text:span><text:span text:style-name="T61">reading Jack’s mind.</text:span></text:p>
      <text:p text:style-name="P15"><text:tab/>Jack took a step back. She could read his thoughts. “Don’t tell me, telepathic.”</text:p>
      <text:p text:style-name="P15"><text:tab/>Sam nodded her head. “Yes. We managed to … escape extermination that was the telepathic war. Been on the run ever since.”</text:p>
      <text:p text:style-name="Text_20_body"><text:span text:style-name="T53"><text:tab/></text:span><text:span text:style-name="T54">Jack sighed. The telepathic war. When Earth went on an all out offensive against anyone who could read minds. It was a horrible thing that took place. No one wanted it to happen, but it just did. It was a dark part of Earth’s history </text:span><text:span text:style-name="T55">one that no one could reverse. Jack was ashamed of that part of Earth’s history.</text:span></text:p>
      <text:p text:style-name="Text_20_body"><text:span text:style-name="T55"><text:tab/>“</text:span><text:span text:style-name="T56">You … people … and your kind did us dirty </text:span><text:span text:style-name="T26">major</text:span><text:span text:style-name="T56">.” Sam accused. “The </text:span><text:span text:style-name="T26">military</text:span><text:span text:style-name="T56"> is always at fault. Mark my words, someday your organization will be taken down. There will be nothing you can do about it, and I will sit back and laugh.”</text:span></text:p>
      <text:p text:style-name="Text_20_body"><text:span text:style-name="T56"><text:tab/></text:span><text:span text:style-name="T57">Jack chuckled. “Yet </text:span><text:span text:style-name="T27">you</text:span><text:span text:style-name="T57"> decided to come to </text:span><text:span text:style-name="T27">my</text:span><text:span text:style-name="T57"> station, run by the </text:span><text:span text:style-name="T27">military</text:span><text:span text:style-name="T57">. Interesting.” </text:span><text:span text:style-name="T58">He paused. “I’m not sure why you are here. I get it you’re on the run. It would be well within my duty to turn you in you know.”</text:span></text:p>
      <text:p text:style-name="P12"><text:span text:style-name="T58"><text:tab/>Sam shook her head. “Typical bureaucrat. You’re a puppet major. The government, the military, they</text:span><text:span text:style-name="T28"> both</text:span><text:span text:style-name="T58"> have you on a string. The problem is you don’t see it. You can turn us in, but trust me it won’t get you anywhere. We’ll find a way to break out of whatever jail you toss us into.” She paused and smiled. “There hasn’t been a jail I’ve been in that I haven’t escaped from.”</text:span></text:p>
      <text:p text:style-name="P12"><text:span text:style-name="T58"><text:tab/></text:span><text:span text:style-name="T59">Jack nodded. “Tell you what, find some suitable accommodations on the station and maybe we can overlook this infraction.” He said hoping Sam would understand and accept his terms. </text:span><text:span text:style-name="T62">If she didn’t then he would have to throw her in the brig. Jack didn’t want to do that. “</text:span><text:span text:style-name="T63">You’re right, the military did you wrong.” He admitted.</text:span></text:p>
      <text:p text:style-name="P12"><text:span text:style-name="T63"><text:tab/></text:span><text:span text:style-name="T64">Sam frowned. “We don’t have any money.” She said. “We stowed away on a transport that left the Moon to get here.” She looked around. “We thought we could just hide out here for a bit, but that obviously won’t do.”</text:span></text:p>
      <text:p text:style-name="P12"><text:span text:style-name="T64"><text:tab/>Jack frowned too. “Well without suitable accommodations, I’ll have to put you in the brig.” He looked to Killpack. “Unless Jeff here and I just happen to turn our heads. I hear there’s some rooms in </text:span><text:span text:style-name="T83">Section</text:span><text:span text:style-name="T64"> twenty-three, they’re not much to look at, but they’re free.”</text:span></text:p>
      <text:p text:style-name="P12"><text:soft-page-break/><text:span text:style-name="T64"><text:tab/>Sam couldn’t believe what she was hearing. “Seriously. Just like that.”</text:span></text:p>
      <text:p text:style-name="P16"><text:tab/>“Just like that.” Jack said. He pointed to his head. “You can read my mind, am I lying?”</text:p>
      <text:p text:style-name="P16"><text:tab/>O’Brien and Killpack turned their backs on the group of runaways. “Nice weather we’re having today.” Jack said.</text:p>
      <text:p text:style-name="P16"><text:tab/>Jeff laughed. “It’s environmentally controlled sir. It’s just station standard.”</text:p>
      <text:p text:style-name="P12"><text:span text:style-name="T64"><text:tab/>“Oh I know Jeff, just making smalltalk.” He turned around to see Sam and the others had gone. “And </text:span><text:span text:style-name="T29">that’s</text:span><text:span text:style-name="T64"> how you let runaways keep on the run.” </text:span><text:span text:style-name="T65">He patted Killpacks back. “Come on, I’m sure there are other more important things to look into. Let’s go.”</text:span></text:p>
      <text:p text:style-name="P12"><text:span text:style-name="T65"><text:tab/></text:span><text:span text:style-name="T66">They exited Back Lot Thirty-Six.</text:span></text:p>
      <text:h text:style-name="Heading_20_1" text:outline-level="1"><text:span text:style-name="T66">C</text:span><text:span text:style-name="T35">ommand &amp; Control</text:span></text:h>
      <text:p text:style-name="Text_20_body"><text:span text:style-name="T35"><text:tab/></text:span><text:span text:style-name="T67">Kate Monson stood at her post in C&amp;C. She looked at the computer monitor in front of her. It was the usual. Ships asking permission to dock. Ships asking permission to leave dock. Just the run of the mill happenings for a Tuesday.</text:span></text:p>
      <text:p text:style-name="Text_20_body"><text:span text:style-name="T67"><text:tab/></text:span><text:span text:style-name="T68">Then something caught her eye. A ship was attempting to leave dock without permission. The docking clamps were still engaged, the docking tentacles were still attached to their ship.</text:span></text:p>
      <text:p text:style-name="Text_20_body"><text:span text:style-name="T68"><text:tab/>Kate opened a channel. “C&amp;C to the Star Ship Astria Queen. Do not attempt to leave the station without proper authorization. I repeat do not attempt to leave. There are proper channels you need to clear through to be able to undock your ship. Please respond.” She waited for a response. </text:span><text:span text:style-name="T69">There was none.</text:span></text:p>
      <text:p text:style-name="P17"><text:tab/>Kate groaned. Why did they have to be stubborn? She opened a channel down to the docking port. “Docking Port Sixty-One, release that ship before it takes part of the station with it! Now!” She yelled into the channel.</text:p>
      <text:p text:style-name="Text_20_body"><text:span text:style-name="T69"><text:tab/>“</text:span><text:span text:style-name="T70">Trying to commander.” The dock master said. “The controls are frozen. That ship is in danger of going critical.” He said. “They’re putting too much strain on the docking clamps. I’m detonating them.”</text:span></text:p>
      <text:p text:style-name="P18"><text:tab/>Outside, at Docking Port Sixty-One, the docking clamps exploded in a brilliant flash of light. The alien vessel ripped away from the energy tentacles that were hooked to it. As it moved away from the station, the ship attempted to go to FTL. It exploded immediately.</text:p>
      <text:p text:style-name="Text_20_body"><text:span text:style-name="T70"><text:tab/></text:span><text:span text:style-name="T71">Kate stood there with her mouth open. “Scramble the search units.” She ordered. “I want any survivors found as soon as possible.” </text:span><text:span text:style-name="T72">She walked over to the security console and keyed up a schematic of the docking ports that ran along the sides of the station. There had to be a reason for the docking clamps not to release. She hoped it wasn’t sabotage, </text:span><text:span text:style-name="T73">but anything was possible these days.</text:span><text:span text:style-name="T72"> </text:span></text:p>
      <text:p text:style-name="Text_20_body"><text:soft-page-break/><text:span text:style-name="T72"><text:tab/></text:span><text:span text:style-name="T74">Reading through the logs, she noticed something odd. The ship’s docking clamps had been fortified with extra shielding. It wasn’t proper procedure, in fact it was quite outside the box and not recommended in order to prevent this exact situation from happening. </text:span><text:span text:style-name="T75">Someone had authorized it, and it wasn’t her. </text:span><text:span text:style-name="T76">Kate slammed her fist on the console.</text:span></text:p>
      <text:p text:style-name="P19"><text:tab/>“Report!” She yelled.</text:p>
      <text:p text:style-name="P19"><text:tab/>“Search and rescue pods are away.” An ensign answered. “Should find out if there are any survivors soon commander.” She turned back to her station.</text:p>
      <text:p text:style-name="P19"><text:tab/>Kate nodded. “Good.” She sasid.</text:p>
      <text:p text:style-name="Text_20_body"><text:span text:style-name="T76"><text:tab/>“</text:span><text:span text:style-name="T77">O’Brien to C&amp;C, Kate what the hell is going on up there? Did a ship just explode?!”</text:span></text:p>
      <text:p text:style-name="P13"><text:span text:style-name="T77"><text:tab/>“Yes sir.” Kate responded. “The </text:span><text:span text:style-name="T68">Astria Queen </text:span><text:span text:style-name="T77">attempted to leave without disengaging the docking clamps or energy tentacles. I have a search and rescue team out right now.”</text:span></text:p>
      <text:p text:style-name="P20"><text:tab/>“Good.” O’Brien said. “I’m on my way.”</text:p>
      <text:p text:style-name="P13"><text:span text:style-name="T77"><text:tab/></text:span><text:span text:style-name="T78">Kate sighed. Today was not going the way she wanted it to. </text:span><text:span text:style-name="T79">Life rarely went the way she wanted it to. That was just one of the perks of the job. Was it a perk though? She wondered. It was possibly a curse. Yes, a curse made more sense than a perk. Kate chuckled to herself. She was silly.</text:span></text:p>
      <text:p text:style-name="P13"><text:span text:style-name="T79"><text:tab/>“</text:span><text:span text:style-name="T80">Park to C&amp;C.” Madison’s voice came through the comm channel. “We have several fractures along the hull where the ship exploded. Our shields didn’t protect us. I have a crew working on it. I’ll keep you posted as things progress. Park out.”</text:span></text:p>
      <text:p text:style-name="P13"><text:span text:style-name="T80"><text:tab/></text:span><text:span text:style-name="T81">Kate smiled. She liked it when her officers were doing their jobs efficiently. She knew Madison would contact her as soon as the hull fractures were taken care of. Knowing the Dock Workers, it would be in no time.</text:span></text:p>
      <text:p text:style-name="P13"><text:span text:style-name="T81"><text:tab/></text:span><text:span text:style-name="T82">Twenty minutes later, O’Brien stepped into C&amp;C, things were hectic as usual. “Report.” He said to Kate.</text:span></text:p>
      <text:p text:style-name="P14"><text:span text:style-name="T82"><text:tab/>Kate handed him a datapad. “We’ve recovered twenty-three escape pods so far major.” She said. “The fractures along the hull are being repaired, should be done within the hour. The alien ship, </text:span><text:span text:style-name="T68">Astria Queen </text:span><text:span text:style-name="T82">has been destroyed. We’ll have to put the survivors up someplace until a replacement ship can come for them.”</text:span></text:p>
      <text:p text:style-name="P21"><text:tab/>O’Brien nodded. “Seems like you have everything under control.” He said. Jack headed for the door. “I guess I could have just gotten all of that over the comms, but I wanted to take a look at the damage. I don’t envy the Dock Workers, they’ll be busy for hours. If you need me, I’ll be on contact range. I need to go talk to someone.” He exited C&amp;C.</text:p>
      <text:p text:style-name="P21"><text:tab/>Kate shook her head. Everything could have been done in a report. Oh well, she thought, at least O’Brien knew the information she had.</text:p>
      <text:h text:style-name="Heading_20_1" text:outline-level="1"><text:soft-page-break/><text:span text:style-name="T83">Section</text:span><text:span text:style-name="T35"> Twenty-Three</text:span></text:h>
      <text:p text:style-name="Text_20_body"><text:span text:style-name="T35"><text:tab/></text:span><text:span text:style-name="T84">O’Brien walked around Section Twenty-Three. He came upon the main housing office. Walking inside, he found a woman sitting behind a desk. “State your request.” The woman said without looking </text:span><text:span text:style-name="T85">up.</text:span></text:p>
      <text:p text:style-name="Text_20_body"><text:span text:style-name="T85"><text:tab/>“</text:span><text:span text:style-name="T86">I am looking for some grifers who might have come though here recently, like within the last hour?” O’Brien said.</text:span></text:p>
      <text:p text:style-name="Text_20_body"><text:span text:style-name="T86"><text:tab/>The woman looked up. “Oh, Major O’Brien.” She said. “I wasn’t expecting you to come down to this section of the station. I would have come to you.”</text:span></text:p>
      <text:p text:style-name="Text_20_body"><text:span text:style-name="T86"><text:tab/>O’Brien waved his hand. “Nonsense, I know you’re busy down here. I just need to know if these people made it here safely.”</text:span></text:p>
      <text:p text:style-name="Text_20_body"><text:span text:style-name="T86"><text:tab/>“The telepaths you mean?” The woman tapped her pen on the desk in front of her. “Yeah, they came down here. They said </text:span><text:span text:style-name="T30">you</text:span><text:span text:style-name="T86"> sent them. Guess they thought that would have given them some special treatment or something. Well it didn’t. They did find a place to stay though. Guest Quarters Sixteen Alpha. You can check in on them if you want your mind probed.”</text:span></text:p>
      <text:p text:style-name="Text_20_body"><text:span text:style-name="T86"><text:tab/>Jack nodded. “That’s great, thank you.” He said. </text:span><text:span text:style-name="T87">Turning around, he exited the office.</text:span></text:p>
      <text:p text:style-name="Text_20_body"><text:span text:style-name="T87"><text:tab/>Walking down the corridor, Jack frowned. It was in a state of disarray. Crates were everywhere, some were blocking doors even. Jack wondered how any part of the station could get in such a state. He </text:span><text:span text:style-name="T31">thought</text:span><text:span text:style-name="T87"> he had run a tighter ship than this. But there were bound to be places that just weren’t up to code he guessed. Something to address at a later time.</text:span></text:p>
      <text:p text:style-name="Text_20_body"><text:span text:style-name="T87"><text:tab/></text:span><text:span text:style-name="T88">Coming to the guest quarters, Jack rung the bell and waited. A moment passed and Sam answered the door. She looked him up and down and frowned. “Don’t tell me you’re here to arrest us, </text:span><text:span text:style-name="T32">now</text:span><text:span text:style-name="T88">.” She said.</text:span></text:p>
      <text:p text:style-name="Text_20_body"><text:span text:style-name="T88"><text:tab/>Jack shook his head. “No ma’am.” He said. “I simply wanted to check on your people.”</text:span></text:p>
      <text:p text:style-name="Text_20_body"><text:span text:style-name="T88"><text:tab/>Sam scoffed. “My people.” She said. “Don’t you realize before the eradication of my people, there were thousands of us? Do you understand what your organization did to us?!” She was angry. “</text:span><text:span text:style-name="T89">I live on the run because of you and your military. It’s … tiresome and … frustrating.” Sam sighed.</text:span></text:p>
      <text:p text:style-name="Text_20_body"><text:span text:style-name="T89"><text:tab/>Jack nodded. “I understand.” He said. “I know this probably isn’t the right time for a request.”</text:span></text:p>
      <text:p text:style-name="Text_20_body"><text:span text:style-name="T89"><text:tab/>Sam smiled. “You want me to read your mind. Maybe pull up a repressed memory?”</text:span></text:p>
      <text:p text:style-name="Text_20_body"><text:span text:style-name="T89"><text:tab/>Jack looked shocked. How did she know?</text:span></text:p>
      <text:p text:style-name="Text_20_body"><text:span text:style-name="T89"><text:tab/>“Telepath, remember?” Sam laughed. “Yeah, come in. I can do that for you. I owe you </text:span><text:span text:style-name="T33">something</text:span><text:span text:style-name="T89"> for allowing us to stay here. Even if it is for a little while.”</text:span></text:p>
      <text:p text:style-name="Text_20_body"><text:span text:style-name="T89"><text:tab/>Jack entered the guest quarters and looked around.</text:span></text:p>
      <text:p text:style-name="Text_20_body"><text:soft-page-break/><text:span text:style-name="T89"><text:tab/>They were average quarters. Nothing fancy. If the occupants wanted fancy, they could visit the Main Gallery and buy some things from the shops on the station.</text:span></text:p>
      <text:p text:style-name="Text_20_body"><text:span text:style-name="T89"><text:tab/>“Please have a seat, major.” Sam said.</text:span></text:p>
      <text:p text:style-name="Text_20_body"><text:span text:style-name="T89"><text:tab/></text:span><text:span text:style-name="T90">Jack sat down on a couch. He waited further instruction.</text:span></text:p>
      <text:p text:style-name="Text_20_body"><text:span text:style-name="T90"><text:tab/>Sam hovered over Jack. Taking her hands, she hovered them over his head. “Clear your thoughts. How far back do you want me to dig?”</text:span></text:p>
      <text:p text:style-name="Text_20_body"><text:span text:style-name="T90"><text:tab/>Jack thought about it for a moment. “Hmmm.” He said. “I’m not sure. Do you have the ability to I don’t know, search my thoughts for something I can’t actively remember or recall? Something I can’t bring up to the surface, like it’s buried or something?”</text:span></text:p>
      <text:p text:style-name="Text_20_body"><text:span text:style-name="T90"><text:tab/>Sam placed her hands on Jack’s head. “Yeah, I can do that.” She said. “</text:span><text:span text:style-name="T91">This might feel a little … weird.” She smiled.</text:span></text:p>
      <text:p text:style-name="Text_20_body"><text:span text:style-name="T91"><text:tab/>Jack sighed. Weird was always somewhere in the works. “Okay, go for it.” He said.</text:span></text:p>
      <text:p text:style-name="Text_20_body"><text:span text:style-name="T91"><text:tab/>“</text:span><text:span text:style-name="T92">Ooommmm.” Sam hummed. “I’m seeing you sitting in a room, you are being tortured.” She said. “Ketish is the Dubor torturing you. You are one of them.”</text:span></text:p>
      <text:p text:style-name="Text_20_body"><text:span text:style-name="T92"><text:tab/></text:span><text:span text:style-name="T93">Jack frowned. “Yeah, that I know. I said something I </text:span><text:span text:style-name="T34">didn’t</text:span><text:span text:style-name="T93"> know.”</text:span></text:p>
      <text:p text:style-name="Text_20_body"><text:span text:style-name="T93"><text:tab/>“</text:span><text:span text:style-name="T94">Right, let me concentrate.” Sam said with a scolding ton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7</text:page-number><text:s/>of <text:page-count>9</text:page-count>) <text:date style:data-style-name="N37" text:date-value="2026-01-31T21:59:54.717301754">01/31/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31T21:59:54.593923173</dc:date>
    <meta:editing-duration>PT11H26M52S</meta:editing-duration>
    <meta:editing-cycles>111</meta:editing-cycles>
    <meta:generator>LibreOffice/24.2.7.2$Linux_X86_64 LibreOffice_project/420$Build-2</meta:generator>
    <meta:print-date>2023-11-18T19:55:35.459000000</meta:print-date>
    <meta:printed-by>PDF files</meta:printed-by>
    <meta:document-statistic meta:table-count="0" meta:image-count="0" meta:object-count="0" meta:page-count="9" meta:paragraph-count="121" meta:word-count="3657" meta:character-count="20162" meta:non-whitespace-character-count="16514"/>
  </office:meta>
</office:document-meta>
</file>